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A9C186DCE3F1CAE7.png" manifest:media-type="image/png"/>
  <manifest:file-entry manifest:full-path="Pictures/100000000000000800000008B727824B0E594373.png" manifest:media-type="image/png"/>
  <manifest:file-entry manifest:full-path="Pictures/10000000000000080000000887290CE3DD3DC842.png" manifest:media-type="image/png"/>
  <manifest:file-entry manifest:full-path="Pictures/100000000000000800000008B2AA4E6A4F6D2D73.png" manifest:media-type="image/png"/>
  <manifest:file-entry manifest:full-path="Pictures/10000000000000080000000853F6C41F1673997D.png" manifest:media-type="image/png"/>
  <manifest:file-entry manifest:full-path="Pictures/1000000000000008000000089E8D4D2D3848618D.png" manifest:media-type="image/png"/>
  <manifest:file-entry manifest:full-path="Pictures/100000000000000800000008D65121279EDCA62F.png" manifest:media-type="image/png"/>
  <manifest:file-entry manifest:full-path="Pictures/100000000000000800000008028815B648AB1B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2_20_Dots_20_3_20_Dashes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solid" draw:stroke-dash="_33__20_Dashes_20_3_20_Dots_20__28_var_29_" svg:stroke-width="0.159cm" svg:stroke-color="#000000" draw:marker-start-width="0.438cm" draw:marker-end-width="0.438cm" svg:stroke-opacity="90%" draw:fill="bitmap" draw:fill-color="#666666" draw:fill-image-name="Cross" draw:opacity="67%" draw:opacity-name="" draw:textarea-horizontal-align="justify" draw:textarea-vertical-align="middle" draw:auto-grow-height="false" fo:min-height="1.319cm" fo:min-width="13.244cm" fo:padding-top="0.204cm" fo:padding-bottom="0.204cm" fo:padding-left="0.329cm" fo:padding-right="0.329cm" draw:shadow="hidden"/>
    </style:style>
    <style:style style:name="gr3" style:family="graphic" style:parent-style-name="standard">
      <style:graphic-properties draw:stroke="solid" draw:stroke-dash="Fine_20_Dashed" svg:stroke-width="0.053cm" svg:stroke-color="#000000" draw:marker-start-width="0.28cm" draw:marker-end-width="0.28cm" draw:fill="solid" draw:fill-color="#333333" draw:opacity="83%" draw:textarea-horizontal-align="justify" draw:textarea-vertical-align="middle" draw:auto-grow-height="false" fo:min-height="1.326cm" fo:min-width="3.765cm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_33__20_Dashes_20_3_20_Dots_20__28_var_29_" svg:stroke-width="0.159cm" svg:stroke-color="#000000" draw:marker-start-width="0.438cm" draw:marker-end-width="0.438cm" svg:stroke-opacity="90%" draw:fill="bitmap" draw:fill-color="#666666" draw:fill-image-name="Cross" draw:opacity="67%" draw:opacity-name="" draw:textarea-horizontal-align="justify" draw:textarea-vertical-align="middle" draw:auto-grow-height="false" fo:min-height="1.308cm" fo:min-width="13.31cm" fo:padding-top="0.204cm" fo:padding-bottom="0.204cm" fo:padding-left="0.329cm" fo:padding-right="0.329cm" draw:shadow="hidden"/>
    </style:style>
    <style:style style:name="gr7" style:family="graphic" style:parent-style-name="objectwithoutfill">
      <style:graphic-properties svg:stroke-width="0.159cm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8" style:family="graphic" style:parent-style-name="measure">
      <style:graphic-properties svg:stroke-width="0.106cm" draw:marker-start-width="0.358cm" draw:marker-end-width="0.358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666666" draw:fill-image-name="Cross" draw:opacity="67%"/>
      <style:paragraph-properties fo:text-align="center"/>
    </style:style>
    <style:style style:name="P3" style:family="paragraph">
      <style:paragraph-properties fo:text-align="center"/>
      <style:text-properties style:font-name="Times" fo:font-size="32pt" style:font-size-asian="32pt" style:font-size-complex="32pt"/>
    </style:style>
    <style:style style:name="P4" style:family="paragraph">
      <loext:graphic-properties draw:fill="solid" draw:fill-color="#333333" draw:opacity="83%"/>
      <style:paragraph-properties fo:text-align="center"/>
      <style:text-properties style:font-name="Times" fo:font-size="32pt" style:font-size-asian="32pt" style:font-size-complex="3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text-properties style:font-name="Times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Times" fo:font-size="26pt" style:font-size-asian="26pt" style:font-size-complex="26pt"/>
    </style:style>
    <style:style style:name="P9" style:family="paragraph">
      <style:text-properties style:font-name="Times" fo:font-size="28pt" style:font-size-asian="28pt" style:font-size-complex="28pt"/>
    </style:style>
    <style:style style:name="P10" style:family="paragraph">
      <loext:graphic-properties draw:fill="none" draw:fill-color="#ffffff"/>
      <style:text-properties style:font-name="Times" fo:font-size="28pt" style:font-size-asian="28pt" style:font-size-complex="28pt"/>
    </style:style>
    <style:style style:name="P11" style:family="paragraph">
      <style:text-properties style:font-name="Times" fo:font-size="32pt" style:font-size-asian="32pt" style:font-size-complex="32pt"/>
    </style:style>
    <style:style style:name="P12" style:family="paragraph">
      <loext:graphic-properties draw:fill="none" draw:fill-color="#ffffff"/>
      <style:text-properties style:font-name="Times" fo:font-size="32pt" style:font-size-asian="32pt" style:font-size-complex="32pt"/>
    </style:style>
    <style:style style:name="P1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Times" fo:font-size="32pt" style:font-size-asian="32pt" style:font-size-complex="32pt"/>
    </style:style>
    <style:style style:name="T3" style:family="text">
      <style:text-properties style:font-name="Times" fo:font-size="26pt" style:font-size-asian="26pt" style:font-size-complex="26pt"/>
    </style:style>
    <style:style style:name="T4" style:family="text">
      <style:text-properties style:font-name="Times" fo:font-size="28pt" style:font-size-asian="28pt" style:font-size-complex="28pt"/>
    </style:style>
    <style:style style:name="T5" style:family="text">
      <style:text-properties style:font-name="Time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2cm" svg:y1="12.801cm" svg:x2="13.2cm" svg:y2="10.978cm">
          <text:p/>
        </draw:line>
        <draw:line draw:style-name="gr1" draw:text-style-name="P1" draw:layer="layout" svg:x1="9.2cm" svg:y1="12.801cm" svg:x2="9.2cm" svg:y2="10.978cm">
          <text:p/>
        </draw:line>
        <draw:line draw:style-name="gr1" draw:text-style-name="P1" draw:layer="layout" svg:x1="17.2cm" svg:y1="12.801cm" svg:x2="17.2cm" svg:y2="10.978cm">
          <text:p/>
        </draw:line>
        <draw:line draw:style-name="gr1" draw:text-style-name="P1" draw:layer="layout" svg:x1="15.8cm" svg:y1="11.383cm" svg:x2="15.8cm" svg:y2="9.56cm">
          <text:p/>
        </draw:line>
        <draw:line draw:style-name="gr1" draw:text-style-name="P1" draw:layer="layout" svg:x1="11.8cm" svg:y1="11.383cm" svg:x2="11.8cm" svg:y2="9.56cm">
          <text:p/>
        </draw:line>
        <draw:line draw:style-name="gr1" draw:text-style-name="P1" draw:layer="layout" svg:x1="19.8cm" svg:y1="11.383cm" svg:x2="19.8cm" svg:y2="9.56cm">
          <text:p/>
        </draw:line>
        <draw:custom-shape draw:style-name="gr2" draw:text-style-name="P2" draw:layer="layout" svg:width="22.08cm" svg:height="2.741cm" svg:x="3.518cm" svg:y="9.25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.4cm" svg:height="3.4cm" svg:x="19.4cm" svg:y="7cm">
          <text:p text:style-name="P3"><text:span text:style-name="T1">Flow</text:span></text:p>
          <draw:enhanced-geometry svg:viewBox="0 0 21600 21600" draw:text-areas="0 ?f0 ?f5 ?f2" draw:type="right-arrow" draw:modifiers="13173.5604517682 2978.653337253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8.998cm" svg:y1="5.378cm" svg:x2="8.998cm" svg:y2="9.26cm">
          <text:p/>
        </draw:line>
        <draw:line draw:style-name="gr5" draw:text-style-name="P1" draw:layer="layout" svg:x1="8.4cm" svg:y1="10.8cm" svg:x2="8.401cm" svg:y2="6cm">
          <text:p/>
        </draw:line>
        <draw:custom-shape draw:style-name="gr6" draw:text-style-name="P2" draw:layer="layout" svg:width="22.182cm" svg:height="2.724cm" draw:transform="skewX (0.0216420827247297) rotate (0.000349065850398866) translate (3.418cm 5.374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25.598cm" svg:y1="5.365cm" svg:x2="25.598cm" svg:y2="9.259cm">
          <text:p/>
        </draw:line>
        <draw:line draw:style-name="gr4" draw:text-style-name="P1" draw:layer="layout" svg:x1="19.998cm" svg:y1="8.098cm" svg:x2="20.112cm" svg:y2="11.998cm">
          <text:p/>
        </draw:line>
        <draw:line draw:style-name="gr7" draw:text-style-name="P1" draw:layer="layout" svg:x1="3.382cm" svg:y1="8.098cm" svg:x2="3.496cm" svg:y2="11.999cm">
          <text:p/>
        </draw:line>
        <draw:line draw:style-name="gr1" draw:text-style-name="P1" draw:layer="layout" svg:x1="15.8cm" svg:y1="4.2cm" svg:x2="15.8cm" svg:y2="6cm">
          <text:p/>
        </draw:line>
        <draw:line draw:style-name="gr1" draw:text-style-name="P1" draw:layer="layout" svg:x1="19.8cm" svg:y1="4.2cm" svg:x2="19.8cm" svg:y2="6cm">
          <text:p/>
        </draw:line>
        <draw:line draw:style-name="gr1" draw:text-style-name="P1" draw:layer="layout" svg:x1="11.8cm" svg:y1="4.2cm" svg:x2="11.8cm" svg:y2="6cm">
          <text:p/>
        </draw:line>
        <draw:line draw:style-name="gr1" draw:text-style-name="P1" draw:layer="layout" svg:x1="13.2cm" svg:y1="5.6cm" svg:x2="13.2cm" svg:y2="7.4cm">
          <text:p/>
        </draw:line>
        <draw:line draw:style-name="gr1" draw:text-style-name="P1" draw:layer="layout" svg:x1="17.2cm" svg:y1="5.6cm" svg:x2="17.2cm" svg:y2="7.4cm">
          <text:p/>
        </draw:line>
        <draw:line draw:style-name="gr1" draw:text-style-name="P1" draw:layer="layout" svg:x1="9.2cm" svg:y1="5.6cm" svg:x2="9.2cm" svg:y2="7.4cm">
          <text:p/>
        </draw:line>
        <draw:line draw:style-name="gr5" draw:text-style-name="P1" draw:layer="layout" svg:x1="10.6cm" svg:y1="7.6cm" svg:x2="5.6cm" svg:y2="10.4cm">
          <text:p/>
        </draw:line>
        <draw:line draw:style-name="gr5" draw:text-style-name="P1" draw:layer="layout" svg:x1="6.2cm" svg:y1="8.8cm" svg:x2="13.8cm" svg:y2="8.8cm">
          <text:p/>
        </draw:line>
        <draw:measure draw:style-name="gr8" draw:text-style-name="P3" draw:layer="layout" svg:x1="26cm" svg:y1="5.333cm" svg:x2="26cm" svg:y2="9.2cm">
          <text:p text:style-name="P3"><text:span text:style-name="T2">2 R</text:span></text:p>
        </draw:measure>
        <draw:frame draw:style-name="gr9" draw:text-style-name="P6" draw:layer="layout" svg:width="1.398cm" svg:height="1.479cm" svg:x="7.402cm" svg:y="6.516cm">
          <draw:text-box>
            <text:p text:style-name="P5"><text:span text:style-name="T3">y</text:span></text:p>
          </draw:text-box>
        </draw:frame>
        <draw:frame draw:style-name="gr9" draw:text-style-name="P8" draw:layer="layout" svg:width="1.4cm" svg:height="1.479cm" svg:x="12.2cm" svg:y="7.6cm">
          <draw:text-box>
            <text:p text:style-name="P7"><text:span text:style-name="T3">x</text:span></text:p>
          </draw:text-box>
        </draw:frame>
        <draw:frame draw:style-name="gr10" draw:text-style-name="P10" draw:layer="layout" svg:width="0.8cm" svg:height="1.568cm" svg:x="5.2cm" svg:y="8.8cm">
          <draw:text-box>
            <text:p text:style-name="P9"><text:span text:style-name="T4">z</text:span></text:p>
          </draw:text-box>
        </draw:frame>
        <draw:frame draw:style-name="gr11" draw:text-style-name="P12" draw:layer="layout" svg:width="6.2cm" svg:height="1.987cm" svg:x="11.8cm" svg:y="2.613cm">
          <draw:text-box>
            <text:p text:style-name="P11"><text:span text:style-name="T2">q</text:span><text:span text:style-name="T5">w</text:span><text:span text:style-name="T2"> = const.</text:span></text:p>
          </draw:text-box>
        </draw:frame>
        <draw:frame draw:style-name="gr11" draw:text-style-name="P12" draw:layer="layout" svg:width="6.2cm" svg:height="1.987cm" svg:x="11.8cm" svg:y="12.413cm">
          <draw:text-box>
            <text:p text:style-name="P11"><text:span text:style-name="T2">q</text:span><text:span text:style-name="T5">w</text:span><text:span text:style-name="T2"> = </text:span><text:span text:style-name="T2">const.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_32_0_20_Percent" draw:display-name="20 Percent" xlink:href="Pictures/100000000000000800000008D65121279EDCA62F.png" xlink:type="simple" xlink:show="embed" xlink:actuate="onLoad"/>
    <draw:fill-image draw:name="_32_5_20_Percent" draw:display-name="25 Percent" xlink:href="Pictures/10000000000000080000000887290CE3DD3DC842.png" xlink:type="simple" xlink:show="embed" xlink:actuate="onLoad"/>
    <draw:fill-image draw:name="_33_0_20_Percent" draw:display-name="30 Percent" xlink:href="Pictures/1000000000000008000000089E8D4D2D3848618D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fill-image draw:name="Cross" xlink:href="Pictures/10000000000000080000000853F6C41F1673997D.pn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eave" xlink:href="Pictures/100000000000000800000008B727824B0E594373.png" xlink:type="simple" xlink:show="embed" xlink:actuate="onLoad"/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09:11:38.434549714</meta:creation-date>
    <dc:date>2018-11-06T14:07:31.726933495</dc:date>
    <meta:editing-duration>PT2M33S</meta:editing-duration>
    <meta:editing-cycles>3</meta:editing-cycles>
    <meta:generator>LibreOffice/6.0.6.2$Linux_X86_64 LibreOffice_project/00m0$Build-2</meta:generator>
    <meta:document-statistic meta:object-count="51"/>
  </office:meta>
</office:document-meta>
</file>